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7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654in"/>
    </style:style>
    <style:style style:name="co4" style:family="table-column">
      <style:table-column-properties fo:break-before="auto" style:column-width="1.51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fo:background-color="#ffff00"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Decisions</text:p>
          </table:table-cell>
          <table:table-cell table:style-name="ce1" office:value-type="string" calcext:value-type="string">
            <text:p>Propagations</text:p>
          </table:table-cell>
          <table:table-cell table:style-name="ce1" office:value-type="string" calcext:value-type="string">
            <text:p>Temps (segons)</text:p>
          </table:table-cell>
          <table:table-cell table:style-name="ce2" office:value-type="string" calcext:value-type="string">
            <text:p>Propagacions/segon</text:p>
          </table:table-cell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Spent</text:p>
          </table:table-cell>
          <table:table-cell office:value-type="string" calcext:value-type="string">
            <text:p>decisions</text:p>
          </table:table-cell>
          <table:table-cell office:value-type="string" calcext:value-type="string">
            <text:p>propagations</text:p>
          </table:table-cell>
          <table:table-cell office:value-type="string" calcext:value-type="string">
            <text:p>propagations/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100-10.cnf</text:p>
          </table:table-cell>
          <table:table-cell office:value-type="float" office:value="601" calcext:value-type="float">
            <text:p>601</text:p>
          </table:table-cell>
          <table:table-cell office:value-type="float" office:value="15847" calcext:value-type="float">
            <text:p>158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andom3SAT/vars-100-10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UNSATISFIABLE</text:p>
          </table:table-cell>
          <table:table-cell office:value-type="float" office:value="0.003673" calcext:value-type="float">
            <text:p>0.003673</text:p>
          </table:table-cell>
          <table:table-cell office:value-type="float" office:value="961" calcext:value-type="float">
            <text:p>961</text:p>
          </table:table-cell>
          <table:table-cell office:value-type="float" office:value="19392" calcext:value-type="float">
            <text:p>19392</text:p>
          </table:table-cell>
          <table:table-cell table:style-name="ce4" office:value-type="float" office:value="5279610" calcext:value-type="float">
            <text:p>5.28E+006</text:p>
          </table:table-cell>
          <table:table-cell/>
          <table:table-cell office:value-type="string" calcext:value-type="string">
            <text:p>vars-100-10.cnf</text:p>
          </table:table-cell>
          <table:table-cell office:value-type="float" office:value="0.00692391395569" calcext:value-type="float">
            <text:p>0.006923914</text:p>
          </table:table-cell>
        </table:table-row>
        <table:table-row table:style-name="ro1">
          <table:table-cell office:value-type="string" calcext:value-type="string">
            <text:p>vars-100-1.cnf</text:p>
          </table:table-cell>
          <table:table-cell office:value-type="float" office:value="329" calcext:value-type="float">
            <text:p>329</text:p>
          </table:table-cell>
          <table:table-cell office:value-type="float" office:value="8329" calcext:value-type="float">
            <text:p>83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andom3SAT/vars-100-1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SATISFIABLE</text:p>
          </table:table-cell>
          <table:table-cell office:value-type="float" office:value="0.001679" calcext:value-type="float">
            <text:p>0.001679</text:p>
          </table:table-cell>
          <table:table-cell office:value-type="float" office:value="437" calcext:value-type="float">
            <text:p>437</text:p>
          </table:table-cell>
          <table:table-cell office:value-type="float" office:value="9177" calcext:value-type="float">
            <text:p>9177</text:p>
          </table:table-cell>
          <table:table-cell table:style-name="ce4" office:value-type="float" office:value="5465750" calcext:value-type="float">
            <text:p>5.47E+006</text:p>
          </table:table-cell>
          <table:table-cell/>
          <table:table-cell office:value-type="string" calcext:value-type="string">
            <text:p>vars-100-1.cnf</text:p>
          </table:table-cell>
          <table:table-cell office:value-type="float" office:value="0.00545597076416" calcext:value-type="float">
            <text:p>0.0054559708</text:p>
          </table:table-cell>
        </table:table-row>
        <table:table-row table:style-name="ro1">
          <table:table-cell office:value-type="string" calcext:value-type="string">
            <text:p>vars-100-2.cnf</text:p>
          </table:table-cell>
          <table:table-cell office:value-type="float" office:value="373" calcext:value-type="float">
            <text:p>373</text:p>
          </table:table-cell>
          <table:table-cell office:value-type="float" office:value="9213" calcext:value-type="float">
            <text:p>92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andom3SAT/vars-100-2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SATISFIABLE</text:p>
          </table:table-cell>
          <table:table-cell office:value-type="float" office:value="0.000337" calcext:value-type="float">
            <text:p>0.000337</text:p>
          </table:table-cell>
          <table:table-cell office:value-type="float" office:value="100" calcext:value-type="float">
            <text:p>100</text:p>
          </table:table-cell>
          <table:table-cell office:value-type="float" office:value="1762" calcext:value-type="float">
            <text:p>1762</text:p>
          </table:table-cell>
          <table:table-cell table:style-name="ce4" office:value-type="float" office:value="5228490" calcext:value-type="float">
            <text:p>5.23E+006</text:p>
          </table:table-cell>
          <table:table-cell/>
          <table:table-cell office:value-type="string" calcext:value-type="string">
            <text:p>vars-100-2.cnf</text:p>
          </table:table-cell>
          <table:table-cell office:value-type="float" office:value="0.00552415847778" calcext:value-type="float">
            <text:p>0.0055241585</text:p>
          </table:table-cell>
        </table:table-row>
        <table:table-row table:style-name="ro1">
          <table:table-cell office:value-type="string" calcext:value-type="string">
            <text:p>vars-100-3.cnf</text:p>
          </table:table-cell>
          <table:table-cell office:value-type="float" office:value="577" calcext:value-type="float">
            <text:p>577</text:p>
          </table:table-cell>
          <table:table-cell office:value-type="float" office:value="14645" calcext:value-type="float">
            <text:p>146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andom3SAT/vars-100-3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UNSATISFIABLE</text:p>
          </table:table-cell>
          <table:table-cell office:value-type="float" office:value="0.005275" calcext:value-type="float">
            <text:p>0.005275</text:p>
          </table:table-cell>
          <table:table-cell office:value-type="float" office:value="1381" calcext:value-type="float">
            <text:p>1381</text:p>
          </table:table-cell>
          <table:table-cell office:value-type="float" office:value="28341" calcext:value-type="float">
            <text:p>28341</text:p>
          </table:table-cell>
          <table:table-cell table:style-name="ce4" office:value-type="float" office:value="5372700" calcext:value-type="float">
            <text:p>5.37E+006</text:p>
          </table:table-cell>
          <table:table-cell/>
          <table:table-cell office:value-type="string" calcext:value-type="string">
            <text:p>vars-100-3.cnf</text:p>
          </table:table-cell>
          <table:table-cell office:value-type="float" office:value="0.00638008117676" calcext:value-type="float">
            <text:p>0.0063800812</text:p>
          </table:table-cell>
        </table:table-row>
        <table:table-row table:style-name="ro1">
          <table:table-cell office:value-type="string" calcext:value-type="string">
            <text:p>vars-100-4.cnf</text:p>
          </table:table-cell>
          <table:table-cell office:value-type="float" office:value="694" calcext:value-type="float">
            <text:p>694</text:p>
          </table:table-cell>
          <table:table-cell office:value-type="float" office:value="17394" calcext:value-type="float">
            <text:p>173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andom3SAT/vars-100-4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UNSATISFIABLE</text:p>
          </table:table-cell>
          <table:table-cell office:value-type="float" office:value="0.007031" calcext:value-type="float">
            <text:p>0.007031</text:p>
          </table:table-cell>
          <table:table-cell office:value-type="float" office:value="1781" calcext:value-type="float">
            <text:p>1781</text:p>
          </table:table-cell>
          <table:table-cell office:value-type="float" office:value="37562" calcext:value-type="float">
            <text:p>37562</text:p>
          </table:table-cell>
          <table:table-cell table:style-name="ce4" office:value-type="float" office:value="5342340" calcext:value-type="float">
            <text:p>5.34E+006</text:p>
          </table:table-cell>
          <table:table-cell/>
          <table:table-cell office:value-type="string" calcext:value-type="string">
            <text:p>vars-100-4.cnf</text:p>
          </table:table-cell>
          <table:table-cell office:value-type="float" office:value="0.00682806968689" calcext:value-type="float">
            <text:p>0.0068280697</text:p>
          </table:table-cell>
        </table:table-row>
        <table:table-row table:style-name="ro1">
          <table:table-cell office:value-type="string" calcext:value-type="string">
            <text:p>vars-100-5.cnf</text:p>
          </table:table-cell>
          <table:table-cell office:value-type="float" office:value="278" calcext:value-type="float">
            <text:p>278</text:p>
          </table:table-cell>
          <table:table-cell office:value-type="float" office:value="6744" calcext:value-type="float">
            <text:p>67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andom3SAT/vars-100-5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SATISFIABLE</text:p>
          </table:table-cell>
          <table:table-cell office:value-type="float" office:value="0.000797" calcext:value-type="float">
            <text:p>0.000797</text:p>
          </table:table-cell>
          <table:table-cell office:value-type="float" office:value="191" calcext:value-type="float">
            <text:p>191</text:p>
          </table:table-cell>
          <table:table-cell office:value-type="float" office:value="4101" calcext:value-type="float">
            <text:p>4101</text:p>
          </table:table-cell>
          <table:table-cell table:style-name="ce4" office:value-type="float" office:value="5145550" calcext:value-type="float">
            <text:p>5.15E+006</text:p>
          </table:table-cell>
          <table:table-cell/>
          <table:table-cell office:value-type="string" calcext:value-type="string">
            <text:p>vars-100-5.cnf</text:p>
          </table:table-cell>
          <table:table-cell office:value-type="float" office:value="0.00518202781677" calcext:value-type="float">
            <text:p>0.0051820278</text:p>
          </table:table-cell>
        </table:table-row>
        <table:table-row table:style-name="ro1">
          <table:table-cell office:value-type="string" calcext:value-type="string">
            <text:p>vars-100-6.cnf</text:p>
          </table:table-cell>
          <table:table-cell office:value-type="float" office:value="666" calcext:value-type="float">
            <text:p>666</text:p>
          </table:table-cell>
          <table:table-cell office:value-type="float" office:value="16174" calcext:value-type="float">
            <text:p>161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andom3SAT/vars-100-6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SATISFIABLE</text:p>
          </table:table-cell>
          <table:table-cell office:value-type="float" office:value="0.007339" calcext:value-type="float">
            <text:p>0.007339</text:p>
          </table:table-cell>
          <table:table-cell office:value-type="float" office:value="1958" calcext:value-type="float">
            <text:p>1958</text:p>
          </table:table-cell>
          <table:table-cell office:value-type="float" office:value="40297" calcext:value-type="float">
            <text:p>40297</text:p>
          </table:table-cell>
          <table:table-cell table:style-name="ce4" office:value-type="float" office:value="5490800" calcext:value-type="float">
            <text:p>5.49E+006</text:p>
          </table:table-cell>
          <table:table-cell/>
          <table:table-cell office:value-type="string" calcext:value-type="string">
            <text:p>vars-100-6.cnf</text:p>
          </table:table-cell>
          <table:table-cell office:value-type="float" office:value="0.0066089630127" calcext:value-type="float">
            <text:p>0.006608963</text:p>
          </table:table-cell>
        </table:table-row>
        <table:table-row table:style-name="ro1">
          <table:table-cell office:value-type="string" calcext:value-type="string">
            <text:p>vars-100-7.cnf</text:p>
          </table:table-cell>
          <table:table-cell office:value-type="float" office:value="168" calcext:value-type="float">
            <text:p>168</text:p>
          </table:table-cell>
          <table:table-cell office:value-type="float" office:value="4227" calcext:value-type="float">
            <text:p>42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andom3SAT/vars-100-7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SATISFIABLE</text:p>
          </table:table-cell>
          <table:table-cell office:value-type="float" office:value="0.001663" calcext:value-type="float">
            <text:p>0.001663</text:p>
          </table:table-cell>
          <table:table-cell office:value-type="float" office:value="461" calcext:value-type="float">
            <text:p>461</text:p>
          </table:table-cell>
          <table:table-cell office:value-type="float" office:value="9150" calcext:value-type="float">
            <text:p>9150</text:p>
          </table:table-cell>
          <table:table-cell table:style-name="ce4" office:value-type="float" office:value="5502100" calcext:value-type="float">
            <text:p>5.50E+006</text:p>
          </table:table-cell>
          <table:table-cell/>
          <table:table-cell office:value-type="string" calcext:value-type="string">
            <text:p>vars-100-7.cnf</text:p>
          </table:table-cell>
          <table:table-cell office:value-type="float" office:value="0.00482797622681" calcext:value-type="float">
            <text:p>0.0048279762</text:p>
          </table:table-cell>
        </table:table-row>
        <table:table-row table:style-name="ro1">
          <table:table-cell office:value-type="string" calcext:value-type="string">
            <text:p>vars-100-8.cnf</text:p>
          </table:table-cell>
          <table:table-cell office:value-type="float" office:value="39" calcext:value-type="float">
            <text:p>39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andom3SAT/vars-100-8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SATISFIABLE</text:p>
          </table:table-cell>
          <table:table-cell office:value-type="float" office:value="0.001878" calcext:value-type="float">
            <text:p>0.001878</text:p>
          </table:table-cell>
          <table:table-cell office:value-type="float" office:value="468" calcext:value-type="float">
            <text:p>468</text:p>
          </table:table-cell>
          <table:table-cell office:value-type="float" office:value="9867" calcext:value-type="float">
            <text:p>9867</text:p>
          </table:table-cell>
          <table:table-cell table:style-name="ce4" office:value-type="float" office:value="5253990" calcext:value-type="float">
            <text:p>5.25E+006</text:p>
          </table:table-cell>
          <table:table-cell/>
          <table:table-cell office:value-type="string" calcext:value-type="string">
            <text:p>vars-100-8.cnf</text:p>
          </table:table-cell>
          <table:table-cell office:value-type="float" office:value="0.00510501861572" calcext:value-type="float">
            <text:p>0.0051050186</text:p>
          </table:table-cell>
        </table:table-row>
        <table:table-row table:style-name="ro1">
          <table:table-cell office:value-type="string" calcext:value-type="string">
            <text:p>vars-100-9.cnf</text:p>
          </table:table-cell>
          <table:table-cell office:value-type="float" office:value="428" calcext:value-type="float">
            <text:p>428</text:p>
          </table:table-cell>
          <table:table-cell office:value-type="float" office:value="11683" calcext:value-type="float">
            <text:p>116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andom3SAT/vars-100-9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UNSATISFIABLE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681" calcext:value-type="float">
            <text:p>681</text:p>
          </table:table-cell>
          <table:table-cell office:value-type="float" office:value="13756" calcext:value-type="float">
            <text:p>13756</text:p>
          </table:table-cell>
          <table:table-cell table:style-name="ce4" office:value-type="float" office:value="5113750" calcext:value-type="float">
            <text:p>5.11E+006</text:p>
          </table:table-cell>
          <table:table-cell/>
          <table:table-cell office:value-type="string" calcext:value-type="string">
            <text:p>vars-100-9.cnf</text:p>
          </table:table-cell>
          <table:table-cell office:value-type="float" office:value="0.00576901435852" calcext:value-type="float">
            <text:p>0.0057690144</text:p>
          </table:table-cell>
        </table:table-row>
        <table:table-row table:style-name="ro1">
          <table:table-cell office:value-type="string" calcext:value-type="string">
            <text:p>vars-150-10.cnf</text:p>
          </table:table-cell>
          <table:table-cell office:value-type="float" office:value="3145" calcext:value-type="float">
            <text:p>3145</text:p>
          </table:table-cell>
          <table:table-cell office:value-type="float" office:value="112731" calcext:value-type="float">
            <text:p>1127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andom3SAT/vars-150-10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UNSATISFIABLE</text:p>
          </table:table-cell>
          <table:table-cell office:value-type="float" office:value="0.066332" calcext:value-type="float">
            <text:p>0.066332</text:p>
          </table:table-cell>
          <table:table-cell office:value-type="float" office:value="12598" calcext:value-type="float">
            <text:p>12598</text:p>
          </table:table-cell>
          <table:table-cell office:value-type="float" office:value="349198" calcext:value-type="float">
            <text:p>349198</text:p>
          </table:table-cell>
          <table:table-cell table:style-name="ce4" office:value-type="float" office:value="5264400" calcext:value-type="float">
            <text:p>5.26E+006</text:p>
          </table:table-cell>
          <table:table-cell/>
          <table:table-cell office:value-type="string" calcext:value-type="string">
            <text:p>vars-150-10.cnf</text:p>
          </table:table-cell>
          <table:table-cell office:value-type="float" office:value="0.0225257873535" calcext:value-type="float">
            <text:p>0.0225257874</text:p>
          </table:table-cell>
        </table:table-row>
        <table:table-row table:style-name="ro1">
          <table:table-cell office:value-type="string" calcext:value-type="string">
            <text:p>vars-150-1.cnf</text:p>
          </table:table-cell>
          <table:table-cell office:value-type="float" office:value="893" calcext:value-type="float">
            <text:p>893</text:p>
          </table:table-cell>
          <table:table-cell office:value-type="float" office:value="28826" calcext:value-type="float">
            <text:p>288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andom3SAT/vars-150-1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SATISFIABLE</text:p>
          </table:table-cell>
          <table:table-cell office:value-type="float" office:value="0.035541" calcext:value-type="float">
            <text:p>0.035541</text:p>
          </table:table-cell>
          <table:table-cell office:value-type="float" office:value="6667" calcext:value-type="float">
            <text:p>6667</text:p>
          </table:table-cell>
          <table:table-cell office:value-type="float" office:value="189396" calcext:value-type="float">
            <text:p>189396</text:p>
          </table:table-cell>
          <table:table-cell table:style-name="ce4" office:value-type="float" office:value="5328940" calcext:value-type="float">
            <text:p>5.33E+006</text:p>
          </table:table-cell>
          <table:table-cell/>
          <table:table-cell office:value-type="string" calcext:value-type="string">
            <text:p>vars-150-1.cnf</text:p>
          </table:table-cell>
          <table:table-cell office:value-type="float" office:value="0.00875401496887" calcext:value-type="float">
            <text:p>0.008754015</text:p>
          </table:table-cell>
        </table:table-row>
        <table:table-row table:style-name="ro1">
          <table:table-cell office:value-type="string" calcext:value-type="string">
            <text:p>vars-150-2.cnf</text:p>
          </table:table-cell>
          <table:table-cell office:value-type="float" office:value="3190" calcext:value-type="float">
            <text:p>3190</text:p>
          </table:table-cell>
          <table:table-cell office:value-type="float" office:value="112129" calcext:value-type="float">
            <text:p>1121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andom3SAT/vars-150-2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SATISFIABLE</text:p>
          </table:table-cell>
          <table:table-cell office:value-type="float" office:value="0.044158" calcext:value-type="float">
            <text:p>0.044158</text:p>
          </table:table-cell>
          <table:table-cell office:value-type="float" office:value="8325" calcext:value-type="float">
            <text:p>8325</text:p>
          </table:table-cell>
          <table:table-cell office:value-type="float" office:value="228645" calcext:value-type="float">
            <text:p>228645</text:p>
          </table:table-cell>
          <table:table-cell table:style-name="ce4" office:value-type="float" office:value="5177880" calcext:value-type="float">
            <text:p>5.18E+006</text:p>
          </table:table-cell>
          <table:table-cell/>
          <table:table-cell office:value-type="string" calcext:value-type="string">
            <text:p>vars-150-2.cnf</text:p>
          </table:table-cell>
          <table:table-cell office:value-type="float" office:value="0.0234189033508" calcext:value-type="float">
            <text:p>0.0234189034</text:p>
          </table:table-cell>
        </table:table-row>
        <table:table-row table:style-name="ro1">
          <table:table-cell office:value-type="string" calcext:value-type="string">
            <text:p>vars-150-3.cnf</text:p>
          </table:table-cell>
          <table:table-cell office:value-type="float" office:value="1563" calcext:value-type="float">
            <text:p>1563</text:p>
          </table:table-cell>
          <table:table-cell office:value-type="float" office:value="54004" calcext:value-type="float">
            <text:p>540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andom3SAT/vars-150-3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SATISFIABLE</text:p>
          </table:table-cell>
          <table:table-cell office:value-type="float" office:value="0.017071" calcext:value-type="float">
            <text:p>0.017071</text:p>
          </table:table-cell>
          <table:table-cell office:value-type="float" office:value="3183" calcext:value-type="float">
            <text:p>3183</text:p>
          </table:table-cell>
          <table:table-cell office:value-type="float" office:value="87086" calcext:value-type="float">
            <text:p>87086</text:p>
          </table:table-cell>
          <table:table-cell table:style-name="ce4" office:value-type="float" office:value="5101400" calcext:value-type="float">
            <text:p>5.10E+006</text:p>
          </table:table-cell>
          <table:table-cell/>
          <table:table-cell office:value-type="string" calcext:value-type="string">
            <text:p>vars-150-3.cnf</text:p>
          </table:table-cell>
          <table:table-cell office:value-type="float" office:value="0.0130481719971" calcext:value-type="float">
            <text:p>0.013048172</text:p>
          </table:table-cell>
        </table:table-row>
        <table:table-row table:style-name="ro1">
          <table:table-cell office:value-type="string" calcext:value-type="string">
            <text:p>vars-150-4.cnf</text:p>
          </table:table-cell>
          <table:table-cell office:value-type="float" office:value="1646" calcext:value-type="float">
            <text:p>1646</text:p>
          </table:table-cell>
          <table:table-cell office:value-type="float" office:value="56216" calcext:value-type="float">
            <text:p>562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andom3SAT/vars-150-4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SATISFIABLE</text:p>
          </table:table-cell>
          <table:table-cell office:value-type="float" office:value="0.055611" calcext:value-type="float">
            <text:p>0.055611</text:p>
          </table:table-cell>
          <table:table-cell office:value-type="float" office:value="10711" calcext:value-type="float">
            <text:p>10711</text:p>
          </table:table-cell>
          <table:table-cell office:value-type="float" office:value="290552" calcext:value-type="float">
            <text:p>290552</text:p>
          </table:table-cell>
          <table:table-cell table:style-name="ce4" office:value-type="float" office:value="5224720" calcext:value-type="float">
            <text:p>5.22E+006</text:p>
          </table:table-cell>
          <table:table-cell/>
          <table:table-cell office:value-type="string" calcext:value-type="string">
            <text:p>vars-150-4.cnf</text:p>
          </table:table-cell>
          <table:table-cell office:value-type="float" office:value="0.0138449668884" calcext:value-type="float">
            <text:p>0.0138449669</text:p>
          </table:table-cell>
        </table:table-row>
        <table:table-row table:style-name="ro1">
          <table:table-cell office:value-type="string" calcext:value-type="string">
            <text:p>vars-150-5.cnf</text:p>
          </table:table-cell>
          <table:table-cell office:value-type="float" office:value="3002" calcext:value-type="float">
            <text:p>3002</text:p>
          </table:table-cell>
          <table:table-cell office:value-type="float" office:value="103204" calcext:value-type="float">
            <text:p>1032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andom3SAT/vars-150-5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UNSATISFIABLE</text:p>
          </table:table-cell>
          <table:table-cell office:value-type="float" office:value="0.050553" calcext:value-type="float">
            <text:p>0.050553</text:p>
          </table:table-cell>
          <table:table-cell office:value-type="float" office:value="9641" calcext:value-type="float">
            <text:p>9641</text:p>
          </table:table-cell>
          <table:table-cell office:value-type="float" office:value="262233" calcext:value-type="float">
            <text:p>262233</text:p>
          </table:table-cell>
          <table:table-cell table:style-name="ce4" office:value-type="float" office:value="5187290" calcext:value-type="float">
            <text:p>5.19E+006</text:p>
          </table:table-cell>
          <table:table-cell/>
          <table:table-cell office:value-type="string" calcext:value-type="string">
            <text:p>vars-150-5.cnf</text:p>
          </table:table-cell>
          <table:table-cell office:value-type="float" office:value="0.0225250720978" calcext:value-type="float">
            <text:p>0.0225250721</text:p>
          </table:table-cell>
        </table:table-row>
        <table:table-row table:style-name="ro1">
          <table:table-cell office:value-type="string" calcext:value-type="string">
            <text:p>vars-150-6.cnf</text:p>
          </table:table-cell>
          <table:table-cell office:value-type="float" office:value="270" calcext:value-type="float">
            <text:p>270</text:p>
          </table:table-cell>
          <table:table-cell office:value-type="float" office:value="7657" calcext:value-type="float">
            <text:p>76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andom3SAT/vars-150-6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SATISFIABLE</text:p>
          </table:table-cell>
          <table:table-cell office:value-type="float" office:value="0.011238" calcext:value-type="float">
            <text:p>0.011238</text:p>
          </table:table-cell>
          <table:table-cell office:value-type="float" office:value="2098" calcext:value-type="float">
            <text:p>2098</text:p>
          </table:table-cell>
          <table:table-cell office:value-type="float" office:value="57974" calcext:value-type="float">
            <text:p>57974</text:p>
          </table:table-cell>
          <table:table-cell table:style-name="ce4" office:value-type="float" office:value="5158750" calcext:value-type="float">
            <text:p>5.16E+006</text:p>
          </table:table-cell>
          <table:table-cell/>
          <table:table-cell office:value-type="string" calcext:value-type="string">
            <text:p>vars-150-6.cnf</text:p>
          </table:table-cell>
          <table:table-cell office:value-type="float" office:value="0.00582385063171" calcext:value-type="float">
            <text:p>0.0058238506</text:p>
          </table:table-cell>
        </table:table-row>
        <table:table-row table:style-name="ro1">
          <table:table-cell office:value-type="string" calcext:value-type="string">
            <text:p>vars-150-7.cnf</text:p>
          </table:table-cell>
          <table:table-cell office:value-type="float" office:value="2445" calcext:value-type="float">
            <text:p>2445</text:p>
          </table:table-cell>
          <table:table-cell office:value-type="float" office:value="87514" calcext:value-type="float">
            <text:p>875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andom3SAT/vars-150-7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UNSATISFIABLE</text:p>
          </table:table-cell>
          <table:table-cell office:value-type="float" office:value="0.043095" calcext:value-type="float">
            <text:p>0.043095</text:p>
          </table:table-cell>
          <table:table-cell office:value-type="float" office:value="8521" calcext:value-type="float">
            <text:p>8521</text:p>
          </table:table-cell>
          <table:table-cell office:value-type="float" office:value="225203" calcext:value-type="float">
            <text:p>225203</text:p>
          </table:table-cell>
          <table:table-cell table:style-name="ce4" office:value-type="float" office:value="5225730" calcext:value-type="float">
            <text:p>5.23E+006</text:p>
          </table:table-cell>
          <table:table-cell/>
          <table:table-cell office:value-type="string" calcext:value-type="string">
            <text:p>vars-150-7.cnf</text:p>
          </table:table-cell>
          <table:table-cell office:value-type="float" office:value="0.0190470218658" calcext:value-type="float">
            <text:p>0.0190470219</text:p>
          </table:table-cell>
        </table:table-row>
        <table:table-row table:style-name="ro1">
          <table:table-cell office:value-type="string" calcext:value-type="string">
            <text:p>vars-150-8.cnf</text:p>
          </table:table-cell>
          <table:table-cell office:value-type="float" office:value="821" calcext:value-type="float">
            <text:p>821</text:p>
          </table:table-cell>
          <table:table-cell office:value-type="float" office:value="25618" calcext:value-type="float">
            <text:p>256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andom3SAT/vars-150-8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SATISFIABLE</text:p>
          </table:table-cell>
          <table:table-cell office:value-type="float" office:value="0.001403" calcext:value-type="float">
            <text:p>0.001403</text:p>
          </table:table-cell>
          <table:table-cell office:value-type="float" office:value="276" calcext:value-type="float">
            <text:p>276</text:p>
          </table:table-cell>
          <table:table-cell office:value-type="float" office:value="7048" calcext:value-type="float">
            <text:p>7048</text:p>
          </table:table-cell>
          <table:table-cell table:style-name="ce4" office:value-type="float" office:value="5023520" calcext:value-type="float">
            <text:p>5.02E+006</text:p>
          </table:table-cell>
          <table:table-cell/>
          <table:table-cell office:value-type="string" calcext:value-type="string">
            <text:p>vars-150-8.cnf</text:p>
          </table:table-cell>
          <table:table-cell office:value-type="float" office:value="0.00821495056152" calcext:value-type="float">
            <text:p>0.0082149506</text:p>
          </table:table-cell>
        </table:table-row>
        <table:table-row table:style-name="ro1">
          <table:table-cell office:value-type="string" calcext:value-type="string">
            <text:p>vars-150-9.cnf</text:p>
          </table:table-cell>
          <table:table-cell office:value-type="float" office:value="1263" calcext:value-type="float">
            <text:p>1263</text:p>
          </table:table-cell>
          <table:table-cell office:value-type="float" office:value="44345" calcext:value-type="float">
            <text:p>443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andom3SAT/vars-150-9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SATISFIABLE</text:p>
          </table:table-cell>
          <table:table-cell office:value-type="float" office:value="0.04772" calcext:value-type="float">
            <text:p>0.04772</text:p>
          </table:table-cell>
          <table:table-cell office:value-type="float" office:value="9012" calcext:value-type="float">
            <text:p>9012</text:p>
          </table:table-cell>
          <table:table-cell office:value-type="float" office:value="253382" calcext:value-type="float">
            <text:p>253382</text:p>
          </table:table-cell>
          <table:table-cell table:style-name="ce4" office:value-type="float" office:value="5309770" calcext:value-type="float">
            <text:p>5.31E+006</text:p>
          </table:table-cell>
          <table:table-cell/>
          <table:table-cell office:value-type="string" calcext:value-type="string">
            <text:p>vars-150-9.cnf</text:p>
          </table:table-cell>
          <table:table-cell office:value-type="float" office:value="0.0108978748322" calcext:value-type="float">
            <text:p>0.0108978748</text:p>
          </table:table-cell>
        </table:table-row>
        <table:table-row table:style-name="ro1">
          <table:table-cell office:value-type="string" calcext:value-type="string">
            <text:p>vars-200-10.cnf</text:p>
          </table:table-cell>
          <table:table-cell office:value-type="float" office:value="18609" calcext:value-type="float">
            <text:p>18609</text:p>
          </table:table-cell>
          <table:table-cell office:value-type="float" office:value="805528" calcext:value-type="float">
            <text:p>805528</text:p>
          </table:table-cell>
          <table:table-cell office:value-type="float" office:value="0.2" calcext:value-type="float">
            <text:p>0.2</text:p>
          </table:table-cell>
          <table:table-cell table:formula="of:=[.C22]/[.D22]" office:value-type="float" office:value="4027640" calcext:value-type="float">
            <text:p>4027640</text:p>
          </table:table-cell>
          <table:table-cell/>
          <table:table-cell office:value-type="string" calcext:value-type="string">
            <text:p>random3SAT/vars-200-10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UNSATISFIABLE</text:p>
          </table:table-cell>
          <table:table-cell office:value-type="float" office:value="0.781026" calcext:value-type="float">
            <text:p>0.781026</text:p>
          </table:table-cell>
          <table:table-cell office:value-type="float" office:value="120423" calcext:value-type="float">
            <text:p>120423</text:p>
          </table:table-cell>
          <table:table-cell office:value-type="float" office:value="3989416" calcext:value-type="float">
            <text:p>3989416</text:p>
          </table:table-cell>
          <table:table-cell table:style-name="ce4" office:value-type="float" office:value="5107920" calcext:value-type="float">
            <text:p>5.11E+006</text:p>
          </table:table-cell>
          <table:table-cell/>
          <table:table-cell office:value-type="string" calcext:value-type="string">
            <text:p>vars-200-10.cnf</text:p>
          </table:table-cell>
          <table:table-cell office:value-type="float" office:value="0.170094013214" calcext:value-type="float">
            <text:p>0.1700940132</text:p>
          </table:table-cell>
        </table:table-row>
        <table:table-row table:style-name="ro1">
          <table:table-cell office:value-type="string" calcext:value-type="string">
            <text:p>vars-200-1.cnf</text:p>
          </table:table-cell>
          <table:table-cell office:value-type="float" office:value="15518" calcext:value-type="float">
            <text:p>15518</text:p>
          </table:table-cell>
          <table:table-cell office:value-type="float" office:value="664747" calcext:value-type="float">
            <text:p>664747</text:p>
          </table:table-cell>
          <table:table-cell office:value-type="float" office:value="0.1" calcext:value-type="float">
            <text:p>0.1</text:p>
          </table:table-cell>
          <table:table-cell table:formula="of:=[.C23]/[.D23]" office:value-type="float" office:value="6647470" calcext:value-type="float">
            <text:p>6647470</text:p>
          </table:table-cell>
          <table:table-cell/>
          <table:table-cell office:value-type="string" calcext:value-type="string">
            <text:p>random3SAT/vars-200-1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UNSATISFIABLE</text:p>
          </table:table-cell>
          <table:table-cell office:value-type="float" office:value="0.591907" calcext:value-type="float">
            <text:p>0.591907</text:p>
          </table:table-cell>
          <table:table-cell office:value-type="float" office:value="90635" calcext:value-type="float">
            <text:p>90635</text:p>
          </table:table-cell>
          <table:table-cell office:value-type="float" office:value="3044539" calcext:value-type="float">
            <text:p>3044539</text:p>
          </table:table-cell>
          <table:table-cell table:style-name="ce4" office:value-type="float" office:value="5143610" calcext:value-type="float">
            <text:p>5.14E+006</text:p>
          </table:table-cell>
          <table:table-cell/>
          <table:table-cell office:value-type="string" calcext:value-type="string">
            <text:p>vars-200-1.cnf</text:p>
          </table:table-cell>
          <table:table-cell office:value-type="float" office:value="0.134160995483" calcext:value-type="float">
            <text:p>0.1341609955</text:p>
          </table:table-cell>
        </table:table-row>
        <table:table-row table:style-name="ro1">
          <table:table-cell office:value-type="string" calcext:value-type="string">
            <text:p>vars-200-2.cnf</text:p>
          </table:table-cell>
          <table:table-cell office:value-type="float" office:value="4558" calcext:value-type="float">
            <text:p>4558</text:p>
          </table:table-cell>
          <table:table-cell office:value-type="float" office:value="196302" calcext:value-type="float">
            <text:p>196302</text:p>
          </table:table-cell>
          <table:table-cell office:value-type="float" office:value="0.1" calcext:value-type="float">
            <text:p>0.1</text:p>
          </table:table-cell>
          <table:table-cell table:formula="of:=[.C24]/[.D24]" office:value-type="float" office:value="1963020" calcext:value-type="float">
            <text:p>1963020</text:p>
          </table:table-cell>
          <table:table-cell/>
          <table:table-cell office:value-type="string" calcext:value-type="string">
            <text:p>random3SAT/vars-200-2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SATISFIABLE</text:p>
          </table:table-cell>
          <table:table-cell office:value-type="float" office:value="0.042467" calcext:value-type="float">
            <text:p>0.042467</text:p>
          </table:table-cell>
          <table:table-cell office:value-type="float" office:value="6505" calcext:value-type="float">
            <text:p>6505</text:p>
          </table:table-cell>
          <table:table-cell office:value-type="float" office:value="214875" calcext:value-type="float">
            <text:p>214875</text:p>
          </table:table-cell>
          <table:table-cell table:style-name="ce4" office:value-type="float" office:value="5059810" calcext:value-type="float">
            <text:p>5.06E+006</text:p>
          </table:table-cell>
          <table:table-cell/>
          <table:table-cell office:value-type="string" calcext:value-type="string">
            <text:p>vars-200-2.cnf</text:p>
          </table:table-cell>
          <table:table-cell office:value-type="float" office:value="0.0387890338898" calcext:value-type="float">
            <text:p>0.0387890339</text:p>
          </table:table-cell>
        </table:table-row>
        <table:table-row table:style-name="ro1">
          <table:table-cell office:value-type="string" calcext:value-type="string">
            <text:p>vars-200-3.cnf</text:p>
          </table:table-cell>
          <table:table-cell office:value-type="float" office:value="18580" calcext:value-type="float">
            <text:p>18580</text:p>
          </table:table-cell>
          <table:table-cell office:value-type="float" office:value="789756" calcext:value-type="float">
            <text:p>789756</text:p>
          </table:table-cell>
          <table:table-cell office:value-type="float" office:value="0.2" calcext:value-type="float">
            <text:p>0.2</text:p>
          </table:table-cell>
          <table:table-cell table:formula="of:=[.C25]/[.D25]" office:value-type="float" office:value="3948780" calcext:value-type="float">
            <text:p>3948780</text:p>
          </table:table-cell>
          <table:table-cell/>
          <table:table-cell office:value-type="string" calcext:value-type="string">
            <text:p>random3SAT/vars-200-3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UNSATISFIABLE</text:p>
          </table:table-cell>
          <table:table-cell office:value-type="float" office:value="0.793154" calcext:value-type="float">
            <text:p>0.793154</text:p>
          </table:table-cell>
          <table:table-cell office:value-type="float" office:value="123426" calcext:value-type="float">
            <text:p>123426</text:p>
          </table:table-cell>
          <table:table-cell office:value-type="float" office:value="4070691" calcext:value-type="float">
            <text:p>4070691</text:p>
          </table:table-cell>
          <table:table-cell table:style-name="ce4" office:value-type="float" office:value="5132280" calcext:value-type="float">
            <text:p>5.13E+006</text:p>
          </table:table-cell>
          <table:table-cell/>
          <table:table-cell office:value-type="string" calcext:value-type="string">
            <text:p>vars-200-3.cnf</text:p>
          </table:table-cell>
          <table:table-cell office:value-type="float" office:value="0.164785146713" calcext:value-type="float">
            <text:p>0.1647851467</text:p>
          </table:table-cell>
        </table:table-row>
        <table:table-row table:style-name="ro1">
          <table:table-cell office:value-type="string" calcext:value-type="string">
            <text:p>vars-200-4.cnf</text:p>
          </table:table-cell>
          <table:table-cell office:value-type="float" office:value="7299" calcext:value-type="float">
            <text:p>7299</text:p>
          </table:table-cell>
          <table:table-cell office:value-type="float" office:value="307531" calcext:value-type="float">
            <text:p>307531</text:p>
          </table:table-cell>
          <table:table-cell office:value-type="float" office:value="0.1" calcext:value-type="float">
            <text:p>0.1</text:p>
          </table:table-cell>
          <table:table-cell table:formula="of:=[.C26]/[.D26]" office:value-type="float" office:value="3075310" calcext:value-type="float">
            <text:p>3075310</text:p>
          </table:table-cell>
          <table:table-cell/>
          <table:table-cell office:value-type="string" calcext:value-type="string">
            <text:p>random3SAT/vars-200-4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UNSATISFIABLE</text:p>
          </table:table-cell>
          <table:table-cell office:value-type="float" office:value="0.19926" calcext:value-type="float">
            <text:p>0.19926</text:p>
          </table:table-cell>
          <table:table-cell office:value-type="float" office:value="31424" calcext:value-type="float">
            <text:p>31424</text:p>
          </table:table-cell>
          <table:table-cell office:value-type="float" office:value="1011179" calcext:value-type="float">
            <text:p>1011179</text:p>
          </table:table-cell>
          <table:table-cell table:style-name="ce4" office:value-type="float" office:value="5074670" calcext:value-type="float">
            <text:p>5.07E+006</text:p>
          </table:table-cell>
          <table:table-cell/>
          <table:table-cell office:value-type="string" calcext:value-type="string">
            <text:p>vars-200-4.cnf</text:p>
          </table:table-cell>
          <table:table-cell office:value-type="float" office:value="0.0586950778961" calcext:value-type="float">
            <text:p>0.0586950779</text:p>
          </table:table-cell>
        </table:table-row>
        <table:table-row table:style-name="ro1">
          <table:table-cell office:value-type="string" calcext:value-type="string">
            <text:p>vars-200-5.cnf</text:p>
          </table:table-cell>
          <table:table-cell office:value-type="float" office:value="11554" calcext:value-type="float">
            <text:p>11554</text:p>
          </table:table-cell>
          <table:table-cell office:value-type="float" office:value="492132" calcext:value-type="float">
            <text:p>492132</text:p>
          </table:table-cell>
          <table:table-cell office:value-type="float" office:value="0.1" calcext:value-type="float">
            <text:p>0.1</text:p>
          </table:table-cell>
          <table:table-cell table:formula="of:=[.C27]/[.D27]" office:value-type="float" office:value="4921320" calcext:value-type="float">
            <text:p>4921320</text:p>
          </table:table-cell>
          <table:table-cell/>
          <table:table-cell office:value-type="string" calcext:value-type="string">
            <text:p>random3SAT/vars-200-5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UNSATISFIABLE</text:p>
          </table:table-cell>
          <table:table-cell office:value-type="float" office:value="0.487063" calcext:value-type="float">
            <text:p>0.487063</text:p>
          </table:table-cell>
          <table:table-cell office:value-type="float" office:value="75311" calcext:value-type="float">
            <text:p>75311</text:p>
          </table:table-cell>
          <table:table-cell office:value-type="float" office:value="2483207" calcext:value-type="float">
            <text:p>2483207</text:p>
          </table:table-cell>
          <table:table-cell table:style-name="ce4" office:value-type="float" office:value="5098330" calcext:value-type="float">
            <text:p>5.10E+006</text:p>
          </table:table-cell>
          <table:table-cell/>
          <table:table-cell office:value-type="string" calcext:value-type="string">
            <text:p>vars-200-5.cnf</text:p>
          </table:table-cell>
          <table:table-cell office:value-type="float" office:value="0.095654964447" calcext:value-type="float">
            <text:p>0.0956549644</text:p>
          </table:table-cell>
        </table:table-row>
        <table:table-row table:style-name="ro1">
          <table:table-cell office:value-type="string" calcext:value-type="string">
            <text:p>vars-200-6.cnf</text:p>
          </table:table-cell>
          <table:table-cell office:value-type="float" office:value="25253" calcext:value-type="float">
            <text:p>25253</text:p>
          </table:table-cell>
          <table:table-cell office:value-type="float" office:value="1083362" calcext:value-type="float">
            <text:p>1083362</text:p>
          </table:table-cell>
          <table:table-cell office:value-type="float" office:value="0.3" calcext:value-type="float">
            <text:p>0.3</text:p>
          </table:table-cell>
          <table:table-cell table:formula="of:=[.C28]/[.D28]" office:value-type="float" office:value="3611206.66666667" calcext:value-type="float">
            <text:p>3611207</text:p>
          </table:table-cell>
          <table:table-cell/>
          <table:table-cell office:value-type="string" calcext:value-type="string">
            <text:p>random3SAT/vars-200-6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SATISFIABLE</text:p>
          </table:table-cell>
          <table:table-cell office:value-type="float" office:value="0.319565" calcext:value-type="float">
            <text:p>0.319565</text:p>
          </table:table-cell>
          <table:table-cell office:value-type="float" office:value="49521" calcext:value-type="float">
            <text:p>49521</text:p>
          </table:table-cell>
          <table:table-cell office:value-type="float" office:value="1636002" calcext:value-type="float">
            <text:p>1636002</text:p>
          </table:table-cell>
          <table:table-cell table:style-name="ce4" office:value-type="float" office:value="5119470" calcext:value-type="float">
            <text:p>5.12E+006</text:p>
          </table:table-cell>
          <table:table-cell/>
          <table:table-cell office:value-type="string" calcext:value-type="string">
            <text:p>vars-200-6.cnf</text:p>
          </table:table-cell>
          <table:table-cell office:value-type="float" office:value="0.233073949814" calcext:value-type="float">
            <text:p>0.2330739498</text:p>
          </table:table-cell>
        </table:table-row>
        <table:table-row table:style-name="ro1">
          <table:table-cell office:value-type="string" calcext:value-type="string">
            <text:p>vars-200-7.cnf</text:p>
          </table:table-cell>
          <table:table-cell office:value-type="float" office:value="26315" calcext:value-type="float">
            <text:p>26315</text:p>
          </table:table-cell>
          <table:table-cell office:value-type="float" office:value="1138070" calcext:value-type="float">
            <text:p>1138070</text:p>
          </table:table-cell>
          <table:table-cell office:value-type="float" office:value="0.3" calcext:value-type="float">
            <text:p>0.3</text:p>
          </table:table-cell>
          <table:table-cell table:formula="of:=[.C29]/[.D29]" office:value-type="float" office:value="3793566.66666667" calcext:value-type="float">
            <text:p>3793567</text:p>
          </table:table-cell>
          <table:table-cell/>
          <table:table-cell office:value-type="string" calcext:value-type="string">
            <text:p>random3SAT/vars-200-7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UNSATISFIABLE</text:p>
          </table:table-cell>
          <table:table-cell office:value-type="float" office:value="1.3733" calcext:value-type="float">
            <text:p>1.3733</text:p>
          </table:table-cell>
          <table:table-cell office:value-type="float" office:value="213204" calcext:value-type="float">
            <text:p>213204</text:p>
          </table:table-cell>
          <table:table-cell office:value-type="float" office:value="7193542" calcext:value-type="float">
            <text:p>7193542</text:p>
          </table:table-cell>
          <table:table-cell table:style-name="ce4" office:value-type="float" office:value="5238150" calcext:value-type="float">
            <text:p>5.24E+006</text:p>
          </table:table-cell>
          <table:table-cell/>
          <table:table-cell office:value-type="string" calcext:value-type="string">
            <text:p>vars-200-7.cnf</text:p>
          </table:table-cell>
          <table:table-cell office:value-type="float" office:value="0.247749090195" calcext:value-type="float">
            <text:p>0.2477490902</text:p>
          </table:table-cell>
        </table:table-row>
        <table:table-row table:style-name="ro1">
          <table:table-cell office:value-type="string" calcext:value-type="string">
            <text:p>vars-200-8.cnf</text:p>
          </table:table-cell>
          <table:table-cell office:value-type="float" office:value="9299" calcext:value-type="float">
            <text:p>9299</text:p>
          </table:table-cell>
          <table:table-cell office:value-type="float" office:value="379211" calcext:value-type="float">
            <text:p>379211</text:p>
          </table:table-cell>
          <table:table-cell office:value-type="float" office:value="0.1" calcext:value-type="float">
            <text:p>0.1</text:p>
          </table:table-cell>
          <table:table-cell table:formula="of:=[.C30]/[.D30]" office:value-type="float" office:value="3792110" calcext:value-type="float">
            <text:p>3792110</text:p>
          </table:table-cell>
          <table:table-cell/>
          <table:table-cell office:value-type="string" calcext:value-type="string">
            <text:p>random3SAT/vars-200-8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SATISFIABLE</text:p>
          </table:table-cell>
          <table:table-cell office:value-type="float" office:value="0.034691" calcext:value-type="float">
            <text:p>0.034691</text:p>
          </table:table-cell>
          <table:table-cell office:value-type="float" office:value="5447" calcext:value-type="float">
            <text:p>5447</text:p>
          </table:table-cell>
          <table:table-cell office:value-type="float" office:value="175994" calcext:value-type="float">
            <text:p>175994</text:p>
          </table:table-cell>
          <table:table-cell table:style-name="ce4" office:value-type="float" office:value="5073190" calcext:value-type="float">
            <text:p>5.07E+006</text:p>
          </table:table-cell>
          <table:table-cell/>
          <table:table-cell office:value-type="string" calcext:value-type="string">
            <text:p>vars-200-8.cnf</text:p>
          </table:table-cell>
          <table:table-cell office:value-type="float" office:value="0.0745298862457" calcext:value-type="float">
            <text:p>0.0745298862</text:p>
          </table:table-cell>
        </table:table-row>
        <table:table-row table:style-name="ro1">
          <table:table-cell office:value-type="string" calcext:value-type="string">
            <text:p>vars-200-9.cnf</text:p>
          </table:table-cell>
          <table:table-cell office:value-type="float" office:value="8293" calcext:value-type="float">
            <text:p>8293</text:p>
          </table:table-cell>
          <table:table-cell office:value-type="float" office:value="339073" calcext:value-type="float">
            <text:p>339073</text:p>
          </table:table-cell>
          <table:table-cell office:value-type="float" office:value="0.1" calcext:value-type="float">
            <text:p>0.1</text:p>
          </table:table-cell>
          <table:table-cell table:formula="of:=[.C31]/[.D31]" office:value-type="float" office:value="3390730" calcext:value-type="float">
            <text:p>3390730</text:p>
          </table:table-cell>
          <table:table-cell/>
          <table:table-cell office:value-type="string" calcext:value-type="string">
            <text:p>random3SAT/vars-200-9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SATISFIABLE</text:p>
          </table:table-cell>
          <table:table-cell office:value-type="float" office:value="0.278171" calcext:value-type="float">
            <text:p>0.278171</text:p>
          </table:table-cell>
          <table:table-cell office:value-type="float" office:value="43164" calcext:value-type="float">
            <text:p>43164</text:p>
          </table:table-cell>
          <table:table-cell office:value-type="float" office:value="1425174" calcext:value-type="float">
            <text:p>1425174</text:p>
          </table:table-cell>
          <table:table-cell table:style-name="ce4" office:value-type="float" office:value="5123370" calcext:value-type="float">
            <text:p>5.12E+006</text:p>
          </table:table-cell>
          <table:table-cell/>
          <table:table-cell office:value-type="string" calcext:value-type="string">
            <text:p>vars-200-9.cnf</text:p>
          </table:table-cell>
          <table:table-cell office:value-type="float" office:value="0.0663030147552" calcext:value-type="float">
            <text:p>0.0663030148</text:p>
          </table:table-cell>
        </table:table-row>
        <table:table-row table:style-name="ro1">
          <table:table-cell office:value-type="string" calcext:value-type="string">
            <text:p>vars-250-10.cnf</text:p>
          </table:table-cell>
          <table:table-cell office:value-type="float" office:value="50074" calcext:value-type="float">
            <text:p>50074</text:p>
          </table:table-cell>
          <table:table-cell office:value-type="float" office:value="2463106" calcext:value-type="float">
            <text:p>2463106</text:p>
          </table:table-cell>
          <table:table-cell office:value-type="float" office:value="0.6" calcext:value-type="float">
            <text:p>0.6</text:p>
          </table:table-cell>
          <table:table-cell table:formula="of:=[.C32]/[.D32]" office:value-type="float" office:value="4105176.66666667" calcext:value-type="float">
            <text:p>4105177</text:p>
          </table:table-cell>
          <table:table-cell/>
          <table:table-cell office:value-type="string" calcext:value-type="string">
            <text:p>random3SAT/vars-250-10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SATISFIABLE</text:p>
          </table:table-cell>
          <table:table-cell office:value-type="float" office:value="0.873065" calcext:value-type="float">
            <text:p>0.873065</text:p>
          </table:table-cell>
          <table:table-cell office:value-type="float" office:value="110601" calcext:value-type="float">
            <text:p>110601</text:p>
          </table:table-cell>
          <table:table-cell office:value-type="float" office:value="4409472" calcext:value-type="float">
            <text:p>4409472</text:p>
          </table:table-cell>
          <table:table-cell table:style-name="ce4" office:value-type="float" office:value="5050570" calcext:value-type="float">
            <text:p>5.05E+006</text:p>
          </table:table-cell>
          <table:table-cell/>
          <table:table-cell office:value-type="string" calcext:value-type="string">
            <text:p>vars-250-10.cnf</text:p>
          </table:table-cell>
          <table:table-cell office:value-type="float" office:value="0.54521894455" calcext:value-type="float">
            <text:p>0.5452189446</text:p>
          </table:table-cell>
        </table:table-row>
        <table:table-row table:style-name="ro1">
          <table:table-cell office:value-type="string" calcext:value-type="string">
            <text:p>vars-250-1.cnf</text:p>
          </table:table-cell>
          <table:table-cell office:value-type="float" office:value="80183" calcext:value-type="float">
            <text:p>80183</text:p>
          </table:table-cell>
          <table:table-cell office:value-type="float" office:value="3969717" calcext:value-type="float">
            <text:p>3969717</text:p>
          </table:table-cell>
          <table:table-cell office:value-type="float" office:value="1.1" calcext:value-type="float">
            <text:p>1.1</text:p>
          </table:table-cell>
          <table:table-cell table:formula="of:=[.C33]/[.D33]" office:value-type="float" office:value="3608833.63636364" calcext:value-type="float">
            <text:p>3608834</text:p>
          </table:table-cell>
          <table:table-cell/>
          <table:table-cell office:value-type="string" calcext:value-type="string">
            <text:p>random3SAT/vars-250-1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UNSATISFIABLE</text:p>
          </table:table-cell>
          <table:table-cell office:value-type="float" office:value="4.22305" calcext:value-type="float">
            <text:p>4.22305</text:p>
          </table:table-cell>
          <table:table-cell office:value-type="float" office:value="561305" calcext:value-type="float">
            <text:p>561305</text:p>
          </table:table-cell>
          <table:table-cell office:value-type="float" office:value="21209487" calcext:value-type="float">
            <text:p>21209487</text:p>
          </table:table-cell>
          <table:table-cell table:style-name="ce4" office:value-type="float" office:value="5022310" calcext:value-type="float">
            <text:p>5.02E+006</text:p>
          </table:table-cell>
          <table:table-cell/>
          <table:table-cell office:value-type="string" calcext:value-type="string">
            <text:p>vars-250-1.cnf</text:p>
          </table:table-cell>
          <table:table-cell office:value-type="float" office:value="1.07325315475" calcext:value-type="float">
            <text:p>1.0732531548</text:p>
          </table:table-cell>
        </table:table-row>
        <table:table-row table:style-name="ro1">
          <table:table-cell office:value-type="string" calcext:value-type="string">
            <text:p>vars-250-2.cnf</text:p>
          </table:table-cell>
          <table:table-cell office:value-type="float" office:value="123065" calcext:value-type="float">
            <text:p>123065</text:p>
          </table:table-cell>
          <table:table-cell office:value-type="float" office:value="5964973" calcext:value-type="float">
            <text:p>5964973</text:p>
          </table:table-cell>
          <table:table-cell office:value-type="float" office:value="1.9" calcext:value-type="float">
            <text:p>1.9</text:p>
          </table:table-cell>
          <table:table-cell table:formula="of:=[.C34]/[.D34]" office:value-type="float" office:value="3139459.47368421" calcext:value-type="float">
            <text:p>3139459</text:p>
          </table:table-cell>
          <table:table-cell/>
          <table:table-cell office:value-type="string" calcext:value-type="string">
            <text:p>random3SAT/vars-250-2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UNSATISFIABLE</text:p>
          </table:table-cell>
          <table:table-cell office:value-type="float" office:value="6.2985" calcext:value-type="float">
            <text:p>6.2985</text:p>
          </table:table-cell>
          <table:table-cell office:value-type="float" office:value="825227" calcext:value-type="float">
            <text:p>825227</text:p>
          </table:table-cell>
          <table:table-cell office:value-type="float" office:value="31430734" calcext:value-type="float">
            <text:p>31430734</text:p>
          </table:table-cell>
          <table:table-cell table:style-name="ce4" office:value-type="float" office:value="4990200" calcext:value-type="float">
            <text:p>4.99E+006</text:p>
          </table:table-cell>
          <table:table-cell/>
          <table:table-cell office:value-type="string" calcext:value-type="string">
            <text:p>vars-250-2.cnf</text:p>
          </table:table-cell>
          <table:table-cell office:value-type="float" office:value="1.83261990547" calcext:value-type="float">
            <text:p>1.8326199055</text:p>
          </table:table-cell>
        </table:table-row>
        <table:table-row table:style-name="ro1">
          <table:table-cell office:value-type="string" calcext:value-type="string">
            <text:p>vars-250-3.cnf</text:p>
          </table:table-cell>
          <table:table-cell office:value-type="float" office:value="55647" calcext:value-type="float">
            <text:p>55647</text:p>
          </table:table-cell>
          <table:table-cell office:value-type="float" office:value="2794673" calcext:value-type="float">
            <text:p>2794673</text:p>
          </table:table-cell>
          <table:table-cell office:value-type="float" office:value="0.8" calcext:value-type="float">
            <text:p>0.8</text:p>
          </table:table-cell>
          <table:table-cell table:formula="of:=[.C35]/[.D35]" office:value-type="float" office:value="3493341.25" calcext:value-type="float">
            <text:p>3493341</text:p>
          </table:table-cell>
          <table:table-cell/>
          <table:table-cell office:value-type="string" calcext:value-type="string">
            <text:p>random3SAT/vars-250-3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SATISFIABLE</text:p>
          </table:table-cell>
          <table:table-cell office:value-type="float" office:value="1.74815" calcext:value-type="float">
            <text:p>1.74815</text:p>
          </table:table-cell>
          <table:table-cell office:value-type="float" office:value="232034" calcext:value-type="float">
            <text:p>232034</text:p>
          </table:table-cell>
          <table:table-cell office:value-type="float" office:value="8906213" calcext:value-type="float">
            <text:p>8906213</text:p>
          </table:table-cell>
          <table:table-cell table:style-name="ce4" office:value-type="float" office:value="5094650" calcext:value-type="float">
            <text:p>5.09E+006</text:p>
          </table:table-cell>
          <table:table-cell/>
          <table:table-cell office:value-type="string" calcext:value-type="string">
            <text:p>vars-250-3.cnf</text:p>
          </table:table-cell>
          <table:table-cell office:value-type="float" office:value="0.713452100754" calcext:value-type="float">
            <text:p>0.7134521008</text:p>
          </table:table-cell>
        </table:table-row>
        <table:table-row table:style-name="ro1">
          <table:table-cell office:value-type="string" calcext:value-type="string">
            <text:p>vars-250-4.cnf</text:p>
          </table:table-cell>
          <table:table-cell office:value-type="float" office:value="24905" calcext:value-type="float">
            <text:p>24905</text:p>
          </table:table-cell>
          <table:table-cell office:value-type="float" office:value="1200407" calcext:value-type="float">
            <text:p>1200407</text:p>
          </table:table-cell>
          <table:table-cell office:value-type="float" office:value="0.3" calcext:value-type="float">
            <text:p>0.3</text:p>
          </table:table-cell>
          <table:table-cell table:formula="of:=[.C36]/[.D36]" office:value-type="float" office:value="4001356.66666667" calcext:value-type="float">
            <text:p>4001357</text:p>
          </table:table-cell>
          <table:table-cell/>
          <table:table-cell office:value-type="string" calcext:value-type="string">
            <text:p>random3SAT/vars-250-4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SATISFIABLE</text:p>
          </table:table-cell>
          <table:table-cell office:value-type="float" office:value="2.48495" calcext:value-type="float">
            <text:p>2.48495</text:p>
          </table:table-cell>
          <table:table-cell office:value-type="float" office:value="321246" calcext:value-type="float">
            <text:p>321246</text:p>
          </table:table-cell>
          <table:table-cell office:value-type="float" office:value="12568747" calcext:value-type="float">
            <text:p>12568747</text:p>
          </table:table-cell>
          <table:table-cell table:style-name="ce4" office:value-type="float" office:value="5057950" calcext:value-type="float">
            <text:p>5.06E+006</text:p>
          </table:table-cell>
          <table:table-cell/>
          <table:table-cell office:value-type="string" calcext:value-type="string">
            <text:p>vars-250-4.cnf</text:p>
          </table:table-cell>
          <table:table-cell office:value-type="float" office:value="0.24632692337" calcext:value-type="float">
            <text:p>0.2463269234</text:p>
          </table:table-cell>
        </table:table-row>
        <table:table-row table:style-name="ro1">
          <table:table-cell office:value-type="string" calcext:value-type="string">
            <text:p>vars-250-5.cnf</text:p>
          </table:table-cell>
          <table:table-cell office:value-type="float" office:value="104613" calcext:value-type="float">
            <text:p>104613</text:p>
          </table:table-cell>
          <table:table-cell office:value-type="float" office:value="5235517" calcext:value-type="float">
            <text:p>5235517</text:p>
          </table:table-cell>
          <table:table-cell office:value-type="float" office:value="1.5" calcext:value-type="float">
            <text:p>1.5</text:p>
          </table:table-cell>
          <table:table-cell table:formula="of:=[.C37]/[.D37]" office:value-type="float" office:value="3490344.66666667" calcext:value-type="float">
            <text:p>3490345</text:p>
          </table:table-cell>
          <table:table-cell/>
          <table:table-cell office:value-type="string" calcext:value-type="string">
            <text:p>random3SAT/vars-250-5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UNSATISFIABLE</text:p>
          </table:table-cell>
          <table:table-cell office:value-type="float" office:value="6.45541" calcext:value-type="float">
            <text:p>6.45541</text:p>
          </table:table-cell>
          <table:table-cell office:value-type="float" office:value="840065" calcext:value-type="float">
            <text:p>840065</text:p>
          </table:table-cell>
          <table:table-cell office:value-type="float" office:value="32725104" calcext:value-type="float">
            <text:p>32725104</text:p>
          </table:table-cell>
          <table:table-cell table:style-name="ce4" office:value-type="float" office:value="5069410" calcext:value-type="float">
            <text:p>5.07E+006</text:p>
          </table:table-cell>
          <table:table-cell/>
          <table:table-cell office:value-type="string" calcext:value-type="string">
            <text:p>vars-250-5.cnf</text:p>
          </table:table-cell>
          <table:table-cell office:value-type="float" office:value="1.39509487152" calcext:value-type="float">
            <text:p>1.3950948715</text:p>
          </table:table-cell>
        </table:table-row>
        <table:table-row table:style-name="ro1">
          <table:table-cell office:value-type="string" calcext:value-type="string">
            <text:p>vars-250-6.cnf</text:p>
          </table:table-cell>
          <table:table-cell office:value-type="float" office:value="136808" calcext:value-type="float">
            <text:p>136808</text:p>
          </table:table-cell>
          <table:table-cell office:value-type="float" office:value="6836258" calcext:value-type="float">
            <text:p>6836258</text:p>
          </table:table-cell>
          <table:table-cell office:value-type="float" office:value="2.1" calcext:value-type="float">
            <text:p>2.1</text:p>
          </table:table-cell>
          <table:table-cell table:formula="of:=[.C38]/[.D38]" office:value-type="float" office:value="3255360.95238095" calcext:value-type="float">
            <text:p>3255361</text:p>
          </table:table-cell>
          <table:table-cell/>
          <table:table-cell office:value-type="string" calcext:value-type="string">
            <text:p>random3SAT/vars-250-6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UNSATISFIABLE</text:p>
          </table:table-cell>
          <table:table-cell office:value-type="float" office:value="8.90972" calcext:value-type="float">
            <text:p>8.90972</text:p>
          </table:table-cell>
          <table:table-cell office:value-type="float" office:value="1157469" calcext:value-type="float">
            <text:p>1157469</text:p>
          </table:table-cell>
          <table:table-cell office:value-type="float" office:value="44533242" calcext:value-type="float">
            <text:p>44533242</text:p>
          </table:table-cell>
          <table:table-cell table:style-name="ce4" office:value-type="float" office:value="4998280" calcext:value-type="float">
            <text:p>5.00E+006</text:p>
          </table:table-cell>
          <table:table-cell/>
          <table:table-cell office:value-type="string" calcext:value-type="string">
            <text:p>vars-250-6.cnf</text:p>
          </table:table-cell>
          <table:table-cell office:value-type="float" office:value="1.9940559864" calcext:value-type="float">
            <text:p>1.9940559864</text:p>
          </table:table-cell>
        </table:table-row>
        <table:table-row table:style-name="ro1">
          <table:table-cell office:value-type="string" calcext:value-type="string">
            <text:p>vars-250-7.cnf</text:p>
          </table:table-cell>
          <table:table-cell office:value-type="float" office:value="56870" calcext:value-type="float">
            <text:p>56870</text:p>
          </table:table-cell>
          <table:table-cell office:value-type="float" office:value="2841108" calcext:value-type="float">
            <text:p>2841108</text:p>
          </table:table-cell>
          <table:table-cell office:value-type="float" office:value="0.8" calcext:value-type="float">
            <text:p>0.8</text:p>
          </table:table-cell>
          <table:table-cell table:formula="of:=[.C39]/[.D39]" office:value-type="float" office:value="3551385" calcext:value-type="float">
            <text:p>3551385</text:p>
          </table:table-cell>
          <table:table-cell/>
          <table:table-cell office:value-type="string" calcext:value-type="string">
            <text:p>random3SAT/vars-250-7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SATISFIABLE</text:p>
          </table:table-cell>
          <table:table-cell office:value-type="float" office:value="0.8827" calcext:value-type="float">
            <text:p>0.8827</text:p>
          </table:table-cell>
          <table:table-cell office:value-type="float" office:value="115488" calcext:value-type="float">
            <text:p>115488</text:p>
          </table:table-cell>
          <table:table-cell office:value-type="float" office:value="4510249" calcext:value-type="float">
            <text:p>4510249</text:p>
          </table:table-cell>
          <table:table-cell table:style-name="ce4" office:value-type="float" office:value="5109610" calcext:value-type="float">
            <text:p>5.11E+006</text:p>
          </table:table-cell>
          <table:table-cell/>
          <table:table-cell office:value-type="string" calcext:value-type="string">
            <text:p>vars-250-7.cnf</text:p>
          </table:table-cell>
          <table:table-cell office:value-type="float" office:value="0.718586921692" calcext:value-type="float">
            <text:p>0.7185869217</text:p>
          </table:table-cell>
        </table:table-row>
        <table:table-row table:style-name="ro1">
          <table:table-cell office:value-type="string" calcext:value-type="string">
            <text:p>vars-250-8.cnf</text:p>
          </table:table-cell>
          <table:table-cell office:value-type="float" office:value="92288" calcext:value-type="float">
            <text:p>92288</text:p>
          </table:table-cell>
          <table:table-cell office:value-type="float" office:value="4533618" calcext:value-type="float">
            <text:p>4533618</text:p>
          </table:table-cell>
          <table:table-cell office:value-type="float" office:value="1.3" calcext:value-type="float">
            <text:p>1.3</text:p>
          </table:table-cell>
          <table:table-cell table:formula="of:=[.C40]/[.D40]" office:value-type="float" office:value="3487398.46153846" calcext:value-type="float">
            <text:p>3487398</text:p>
          </table:table-cell>
          <table:table-cell/>
          <table:table-cell office:value-type="string" calcext:value-type="string">
            <text:p>random3SAT/vars-250-8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UNSATISFIABLE</text:p>
          </table:table-cell>
          <table:table-cell office:value-type="float" office:value="9.98483" calcext:value-type="float">
            <text:p>9.98483</text:p>
          </table:table-cell>
          <table:table-cell office:value-type="float" office:value="1322041" calcext:value-type="float">
            <text:p>1322041</text:p>
          </table:table-cell>
          <table:table-cell office:value-type="float" office:value="50177312" calcext:value-type="float">
            <text:p>50177312</text:p>
          </table:table-cell>
          <table:table-cell table:style-name="ce4" office:value-type="float" office:value="5025350" calcext:value-type="float">
            <text:p>5.03E+006</text:p>
          </table:table-cell>
          <table:table-cell/>
          <table:table-cell office:value-type="string" calcext:value-type="string">
            <text:p>vars-250-8.cnf</text:p>
          </table:table-cell>
          <table:table-cell office:value-type="float" office:value="1.22219395638" calcext:value-type="float">
            <text:p>1.2221939564</text:p>
          </table:table-cell>
        </table:table-row>
        <table:table-row table:style-name="ro1">
          <table:table-cell office:value-type="string" calcext:value-type="string">
            <text:p>vars-250-9.cnf</text:p>
          </table:table-cell>
          <table:table-cell office:value-type="float" office:value="32426" calcext:value-type="float">
            <text:p>32426</text:p>
          </table:table-cell>
          <table:table-cell office:value-type="float" office:value="1569915" calcext:value-type="float">
            <text:p>1569915</text:p>
          </table:table-cell>
          <table:table-cell office:value-type="float" office:value="0.4" calcext:value-type="float">
            <text:p>0.4</text:p>
          </table:table-cell>
          <table:table-cell table:formula="of:=[.C41]/[.D41]" office:value-type="float" office:value="3924787.5" calcext:value-type="float">
            <text:p>3924788</text:p>
          </table:table-cell>
          <table:table-cell/>
          <table:table-cell office:value-type="string" calcext:value-type="string">
            <text:p>random3SAT/vars-250-9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SATISFIABLE</text:p>
          </table:table-cell>
          <table:table-cell office:value-type="float" office:value="1.27348" calcext:value-type="float">
            <text:p>1.27348</text:p>
          </table:table-cell>
          <table:table-cell office:value-type="float" office:value="170522" calcext:value-type="float">
            <text:p>170522</text:p>
          </table:table-cell>
          <table:table-cell office:value-type="float" office:value="6459118" calcext:value-type="float">
            <text:p>6459118</text:p>
          </table:table-cell>
          <table:table-cell table:style-name="ce4" office:value-type="float" office:value="5072020" calcext:value-type="float">
            <text:p>5.07E+006</text:p>
          </table:table-cell>
          <table:table-cell/>
          <table:table-cell office:value-type="string" calcext:value-type="string">
            <text:p>vars-250-9.cnf</text:p>
          </table:table-cell>
          <table:table-cell office:value-type="float" office:value="0.363968133926" calcext:value-type="float">
            <text:p>0.3639681339</text:p>
          </table:table-cell>
        </table:table-row>
        <table:table-row table:style-name="ro1">
          <table:table-cell office:value-type="string" calcext:value-type="string">
            <text:p>vars-300-10.cnf</text:p>
          </table:table-cell>
          <table:table-cell office:value-type="float" office:value="261765" calcext:value-type="float">
            <text:p>261765</text:p>
          </table:table-cell>
          <table:table-cell office:value-type="float" office:value="14689233" calcext:value-type="float">
            <text:p>14689233</text:p>
          </table:table-cell>
          <table:table-cell office:value-type="float" office:value="5" calcext:value-type="float">
            <text:p>5</text:p>
          </table:table-cell>
          <table:table-cell table:formula="of:=[.C42]/[.D42]" office:value-type="float" office:value="2937846.6" calcext:value-type="float">
            <text:p>2937847</text:p>
          </table:table-cell>
          <table:table-cell/>
          <table:table-cell office:value-type="string" calcext:value-type="string">
            <text:p>random3SAT/vars-300-10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SATISFIABLE</text:p>
          </table:table-cell>
          <table:table-cell office:value-type="float" office:value="19.2518" calcext:value-type="float">
            <text:p>19.2518</text:p>
          </table:table-cell>
          <table:table-cell office:value-type="float" office:value="2168878" calcext:value-type="float">
            <text:p>2168878</text:p>
          </table:table-cell>
          <table:table-cell office:value-type="float" office:value="98112993" calcext:value-type="float">
            <text:p>98112993</text:p>
          </table:table-cell>
          <table:table-cell table:style-name="ce4" office:value-type="float" office:value="5096300" calcext:value-type="float">
            <text:p>5.10E+006</text:p>
          </table:table-cell>
          <table:table-cell/>
          <table:table-cell office:value-type="string" calcext:value-type="string">
            <text:p>vars-300-10.cnf</text:p>
          </table:table-cell>
          <table:table-cell office:value-type="float" office:value="4.74465584755" calcext:value-type="float">
            <text:p>4.7446558476</text:p>
          </table:table-cell>
        </table:table-row>
        <table:table-row table:style-name="ro1">
          <table:table-cell office:value-type="string" calcext:value-type="string">
            <text:p>vars-300-1.cnf</text:p>
          </table:table-cell>
          <table:table-cell office:value-type="float" office:value="668948" calcext:value-type="float">
            <text:p>668948</text:p>
          </table:table-cell>
          <table:table-cell office:value-type="float" office:value="37171999" calcext:value-type="float">
            <text:p>37171999</text:p>
          </table:table-cell>
          <table:table-cell office:value-type="float" office:value="19.4" calcext:value-type="float">
            <text:p>19.4</text:p>
          </table:table-cell>
          <table:table-cell table:formula="of:=[.C43]/[.D43]" office:value-type="float" office:value="1916082.42268041" calcext:value-type="float">
            <text:p>1916082</text:p>
          </table:table-cell>
          <table:table-cell/>
          <table:table-cell office:value-type="string" calcext:value-type="string">
            <text:p>random3SAT/vars-300-1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SATISFIABLE</text:p>
          </table:table-cell>
          <table:table-cell office:value-type="float" office:value="3.5017" calcext:value-type="float">
            <text:p>3.5017</text:p>
          </table:table-cell>
          <table:table-cell office:value-type="float" office:value="402983" calcext:value-type="float">
            <text:p>402983</text:p>
          </table:table-cell>
          <table:table-cell office:value-type="float" office:value="17707628" calcext:value-type="float">
            <text:p>17707628</text:p>
          </table:table-cell>
          <table:table-cell table:style-name="ce4" office:value-type="float" office:value="5056860" calcext:value-type="float">
            <text:p>5.06E+006</text:p>
          </table:table-cell>
          <table:table-cell/>
          <table:table-cell office:value-type="string" calcext:value-type="string">
            <text:p>vars-300-1.cnf</text:p>
          </table:table-cell>
          <table:table-cell office:value-type="float" office:value="17.7058508396" calcext:value-type="float">
            <text:p>17.7058508396</text:p>
          </table:table-cell>
        </table:table-row>
        <table:table-row table:style-name="ro1">
          <table:table-cell office:value-type="string" calcext:value-type="string">
            <text:p>vars-300-2.cnf</text:p>
          </table:table-cell>
          <table:table-cell office:value-type="float" office:value="647130" calcext:value-type="float">
            <text:p>647130</text:p>
          </table:table-cell>
          <table:table-cell office:value-type="float" office:value="36496159" calcext:value-type="float">
            <text:p>36496159</text:p>
          </table:table-cell>
          <table:table-cell office:value-type="float" office:value="18.2" calcext:value-type="float">
            <text:p>18.2</text:p>
          </table:table-cell>
          <table:table-cell table:formula="of:=[.C44]/[.D44]" office:value-type="float" office:value="2005283.46153846" calcext:value-type="float">
            <text:p>2005283</text:p>
          </table:table-cell>
          <table:table-cell/>
          <table:table-cell office:value-type="string" calcext:value-type="string">
            <text:p>random3SAT/vars-300-2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UNSATISFIABLE</text:p>
          </table:table-cell>
          <table:table-cell office:value-type="float" office:value="85.0311" calcext:value-type="float">
            <text:p>85.0311</text:p>
          </table:table-cell>
          <table:table-cell office:value-type="float" office:value="9538411" calcext:value-type="float">
            <text:p>9538411</text:p>
          </table:table-cell>
          <table:table-cell office:value-type="float" office:value="419989352" calcext:value-type="float">
            <text:p>419989352</text:p>
          </table:table-cell>
          <table:table-cell table:style-name="ce4" office:value-type="float" office:value="4939240" calcext:value-type="float">
            <text:p>4.94E+006</text:p>
          </table:table-cell>
          <table:table-cell/>
          <table:table-cell office:value-type="string" calcext:value-type="string">
            <text:p>vars-300-2.cnf</text:p>
          </table:table-cell>
          <table:table-cell office:value-type="float" office:value="16.9794399738" calcext:value-type="float">
            <text:p>16.9794399738</text:p>
          </table:table-cell>
        </table:table-row>
        <table:table-row table:style-name="ro1">
          <table:table-cell office:value-type="string" calcext:value-type="string">
            <text:p>vars-300-3.cnf</text:p>
          </table:table-cell>
          <table:table-cell office:value-type="float" office:value="354511" calcext:value-type="float">
            <text:p>354511</text:p>
          </table:table-cell>
          <table:table-cell office:value-type="float" office:value="19901468" calcext:value-type="float">
            <text:p>19901468</text:p>
          </table:table-cell>
          <table:table-cell office:value-type="float" office:value="8.1" calcext:value-type="float">
            <text:p>8.1</text:p>
          </table:table-cell>
          <table:table-cell table:formula="of:=[.C45]/[.D45]" office:value-type="float" office:value="2456971.35802469" calcext:value-type="float">
            <text:p>2456971</text:p>
          </table:table-cell>
          <table:table-cell/>
          <table:table-cell office:value-type="string" calcext:value-type="string">
            <text:p>random3SAT/vars-300-3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UNSATISFIABLE</text:p>
          </table:table-cell>
          <table:table-cell office:value-type="float" office:value="34.0374" calcext:value-type="float">
            <text:p>34.0374</text:p>
          </table:table-cell>
          <table:table-cell office:value-type="float" office:value="3918433" calcext:value-type="float">
            <text:p>3918433</text:p>
          </table:table-cell>
          <table:table-cell office:value-type="float" office:value="169753916" calcext:value-type="float">
            <text:p>169753916</text:p>
          </table:table-cell>
          <table:table-cell table:style-name="ce4" office:value-type="float" office:value="4987270" calcext:value-type="float">
            <text:p>4.99E+006</text:p>
          </table:table-cell>
          <table:table-cell/>
          <table:table-cell office:value-type="string" calcext:value-type="string">
            <text:p>vars-300-3.cnf</text:p>
          </table:table-cell>
          <table:table-cell office:value-type="float" office:value="7.566229105" calcext:value-type="float">
            <text:p>7.566229105</text:p>
          </table:table-cell>
        </table:table-row>
        <table:table-row table:style-name="ro1">
          <table:table-cell office:value-type="string" calcext:value-type="string">
            <text:p>vars-300-4.cnf</text:p>
          </table:table-cell>
          <table:table-cell office:value-type="float" office:value="479041" calcext:value-type="float">
            <text:p>479041</text:p>
          </table:table-cell>
          <table:table-cell office:value-type="float" office:value="27002303" calcext:value-type="float">
            <text:p>27002303</text:p>
          </table:table-cell>
          <table:table-cell office:value-type="float" office:value="11.7" calcext:value-type="float">
            <text:p>11.7</text:p>
          </table:table-cell>
          <table:table-cell table:formula="of:=[.C46]/[.D46]" office:value-type="float" office:value="2307889.14529915" calcext:value-type="float">
            <text:p>2307889</text:p>
          </table:table-cell>
          <table:table-cell/>
          <table:table-cell office:value-type="string" calcext:value-type="string">
            <text:p>random3SAT/vars-300-4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UNSATISFIABLE</text:p>
          </table:table-cell>
          <table:table-cell office:value-type="float" office:value="63.5201" calcext:value-type="float">
            <text:p>63.5201</text:p>
          </table:table-cell>
          <table:table-cell office:value-type="float" office:value="7234855" calcext:value-type="float">
            <text:p>7234855</text:p>
          </table:table-cell>
          <table:table-cell office:value-type="float" office:value="317367464" calcext:value-type="float">
            <text:p>317367464</text:p>
          </table:table-cell>
          <table:table-cell table:style-name="ce4" office:value-type="float" office:value="4996330" calcext:value-type="float">
            <text:p>5.00E+006</text:p>
          </table:table-cell>
          <table:table-cell/>
          <table:table-cell office:value-type="string" calcext:value-type="string">
            <text:p>vars-300-4.cnf</text:p>
          </table:table-cell>
          <table:table-cell office:value-type="float" office:value="10.6904830933" calcext:value-type="float">
            <text:p>10.6904830933</text:p>
          </table:table-cell>
        </table:table-row>
        <table:table-row table:style-name="ro1">
          <table:table-cell office:value-type="string" calcext:value-type="string">
            <text:p>vars-300-5.cnf</text:p>
          </table:table-cell>
          <table:table-cell office:value-type="float" office:value="580334" calcext:value-type="float">
            <text:p>580334</text:p>
          </table:table-cell>
          <table:table-cell office:value-type="float" office:value="32577857" calcext:value-type="float">
            <text:p>32577857</text:p>
          </table:table-cell>
          <table:table-cell office:value-type="float" office:value="15.5" calcext:value-type="float">
            <text:p>15.5</text:p>
          </table:table-cell>
          <table:table-cell table:formula="of:=[.C47]/[.D47]" office:value-type="float" office:value="2101797.22580645" calcext:value-type="float">
            <text:p>2101797</text:p>
          </table:table-cell>
          <table:table-cell/>
          <table:table-cell office:value-type="string" calcext:value-type="string">
            <text:p>random3SAT/vars-300-5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SATISFIABLE</text:p>
          </table:table-cell>
          <table:table-cell office:value-type="float" office:value="50.4064" calcext:value-type="float">
            <text:p>50.4064</text:p>
          </table:table-cell>
          <table:table-cell office:value-type="float" office:value="5712208" calcext:value-type="float">
            <text:p>5712208</text:p>
          </table:table-cell>
          <table:table-cell office:value-type="float" office:value="251815300" calcext:value-type="float">
            <text:p>251815300</text:p>
          </table:table-cell>
          <table:table-cell table:style-name="ce4" office:value-type="float" office:value="4995700" calcext:value-type="float">
            <text:p>5.00E+006</text:p>
          </table:table-cell>
          <table:table-cell/>
          <table:table-cell office:value-type="string" calcext:value-type="string">
            <text:p>vars-300-5.cnf</text:p>
          </table:table-cell>
          <table:table-cell office:value-type="float" office:value="14.8819601536" calcext:value-type="float">
            <text:p>14.8819601536</text:p>
          </table:table-cell>
        </table:table-row>
        <table:table-row table:style-name="ro1">
          <table:table-cell office:value-type="string" calcext:value-type="string">
            <text:p>vars-300-6.cnf</text:p>
          </table:table-cell>
          <table:table-cell office:value-type="float" office:value="294491" calcext:value-type="float">
            <text:p>294491</text:p>
          </table:table-cell>
          <table:table-cell office:value-type="float" office:value="16771343" calcext:value-type="float">
            <text:p>16771343</text:p>
          </table:table-cell>
          <table:table-cell office:value-type="float" office:value="6.1" calcext:value-type="float">
            <text:p>6.1</text:p>
          </table:table-cell>
          <table:table-cell table:formula="of:=[.C48]/[.D48]" office:value-type="float" office:value="2749400.49180328" calcext:value-type="float">
            <text:p>2749400</text:p>
          </table:table-cell>
          <table:table-cell/>
          <table:table-cell office:value-type="string" calcext:value-type="string">
            <text:p>random3SAT/vars-300-6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UNSATISFIABLE</text:p>
          </table:table-cell>
          <table:table-cell office:value-type="float" office:value="46.2208" calcext:value-type="float">
            <text:p>46.2208</text:p>
          </table:table-cell>
          <table:table-cell office:value-type="float" office:value="5286497" calcext:value-type="float">
            <text:p>5286497</text:p>
          </table:table-cell>
          <table:table-cell office:value-type="float" office:value="230805537" calcext:value-type="float">
            <text:p>230805537</text:p>
          </table:table-cell>
          <table:table-cell table:style-name="ce4" office:value-type="float" office:value="4993550" calcext:value-type="float">
            <text:p>4.99E+006</text:p>
          </table:table-cell>
          <table:table-cell/>
          <table:table-cell office:value-type="string" calcext:value-type="string">
            <text:p>vars-300-6.cnf</text:p>
          </table:table-cell>
          <table:table-cell office:value-type="float" office:value="5.66582202911" calcext:value-type="float">
            <text:p>5.6658220291</text:p>
          </table:table-cell>
        </table:table-row>
        <table:table-row table:style-name="ro1">
          <table:table-cell office:value-type="string" calcext:value-type="string">
            <text:p>vars-300-7.cnf</text:p>
          </table:table-cell>
          <table:table-cell office:value-type="float" office:value="113743" calcext:value-type="float">
            <text:p>113743</text:p>
          </table:table-cell>
          <table:table-cell office:value-type="float" office:value="6499346" calcext:value-type="float">
            <text:p>6499346</text:p>
          </table:table-cell>
          <table:table-cell office:value-type="float" office:value="1.9" calcext:value-type="float">
            <text:p>1.9</text:p>
          </table:table-cell>
          <table:table-cell table:formula="of:=[.C49]/[.D49]" office:value-type="float" office:value="3420708.42105263" calcext:value-type="float">
            <text:p>3420708</text:p>
          </table:table-cell>
          <table:table-cell/>
          <table:table-cell office:value-type="string" calcext:value-type="string">
            <text:p>random3SAT/vars-300-7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SATISFIABLE</text:p>
          </table:table-cell>
          <table:table-cell office:value-type="float" office:value="14.6757" calcext:value-type="float">
            <text:p>14.6757</text:p>
          </table:table-cell>
          <table:table-cell office:value-type="float" office:value="1647941" calcext:value-type="float">
            <text:p>1647941</text:p>
          </table:table-cell>
          <table:table-cell office:value-type="float" office:value="74551957" calcext:value-type="float">
            <text:p>74551957</text:p>
          </table:table-cell>
          <table:table-cell table:style-name="ce4" office:value-type="float" office:value="5079970" calcext:value-type="float">
            <text:p>5.08E+006</text:p>
          </table:table-cell>
          <table:table-cell/>
          <table:table-cell office:value-type="string" calcext:value-type="string">
            <text:p>vars-300-7.cnf</text:p>
          </table:table-cell>
          <table:table-cell office:value-type="float" office:value="1.78858613968" calcext:value-type="float">
            <text:p>1.7885861397</text:p>
          </table:table-cell>
        </table:table-row>
        <table:table-row table:style-name="ro1">
          <table:table-cell office:value-type="string" calcext:value-type="string">
            <text:p>vars-300-8.cnf</text:p>
          </table:table-cell>
          <table:table-cell office:value-type="float" office:value="558417" calcext:value-type="float">
            <text:p>558417</text:p>
          </table:table-cell>
          <table:table-cell office:value-type="float" office:value="31400288" calcext:value-type="float">
            <text:p>31400288</text:p>
          </table:table-cell>
          <table:table-cell office:value-type="float" office:value="14.6" calcext:value-type="float">
            <text:p>14.6</text:p>
          </table:table-cell>
          <table:table-cell table:formula="of:=[.C50]/[.D50]" office:value-type="float" office:value="2150704.65753425" calcext:value-type="float">
            <text:p>2150705</text:p>
          </table:table-cell>
          <table:table-cell/>
          <table:table-cell office:value-type="string" calcext:value-type="string">
            <text:p>random3SAT/vars-300-8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UNSATISFIABLE</text:p>
          </table:table-cell>
          <table:table-cell office:value-type="float" office:value="63.4324" calcext:value-type="float">
            <text:p>63.4324</text:p>
          </table:table-cell>
          <table:table-cell office:value-type="float" office:value="7071526" calcext:value-type="float">
            <text:p>7071526</text:p>
          </table:table-cell>
          <table:table-cell office:value-type="float" office:value="310872971" calcext:value-type="float">
            <text:p>310872971</text:p>
          </table:table-cell>
          <table:table-cell table:style-name="ce4" office:value-type="float" office:value="4900850" calcext:value-type="float">
            <text:p>4.90E+006</text:p>
          </table:table-cell>
          <table:table-cell/>
          <table:table-cell office:value-type="string" calcext:value-type="string">
            <text:p>vars-300-8.cnf</text:p>
          </table:table-cell>
          <table:table-cell office:value-type="float" office:value="13.9353449345" calcext:value-type="float">
            <text:p>13.9353449345</text:p>
          </table:table-cell>
        </table:table-row>
        <table:table-row table:style-name="ro1">
          <table:table-cell office:value-type="string" calcext:value-type="string">
            <text:p>vars-300-9.cnf</text:p>
          </table:table-cell>
          <table:table-cell office:value-type="float" office:value="218985" calcext:value-type="float">
            <text:p>218985</text:p>
          </table:table-cell>
          <table:table-cell office:value-type="float" office:value="12451209" calcext:value-type="float">
            <text:p>12451209</text:p>
          </table:table-cell>
          <table:table-cell office:value-type="float" office:value="4.4" calcext:value-type="float">
            <text:p>4.4</text:p>
          </table:table-cell>
          <table:table-cell table:formula="of:=[.C51]/[.D51]" office:value-type="float" office:value="2829820.22727273" calcext:value-type="float">
            <text:p>2829820</text:p>
          </table:table-cell>
          <table:table-cell/>
          <table:table-cell office:value-type="string" calcext:value-type="string">
            <text:p>random3SAT/vars-300-9.cnf</text:p>
          </table:table-cell>
          <table:table-cell office:value-type="string" calcext:value-type="string">
            <text:p>pau:</text:p>
          </table:table-cell>
          <table:table-cell office:value-type="string" calcext:value-type="string">
            <text:p>SATISFIABLE</text:p>
          </table:table-cell>
          <table:table-cell office:value-type="float" office:value="14.6169" calcext:value-type="float">
            <text:p>14.6169</text:p>
          </table:table-cell>
          <table:table-cell office:value-type="float" office:value="1637659" calcext:value-type="float">
            <text:p>1637659</text:p>
          </table:table-cell>
          <table:table-cell office:value-type="float" office:value="71624140" calcext:value-type="float">
            <text:p>71624140</text:p>
          </table:table-cell>
          <table:table-cell table:style-name="ce4" office:value-type="float" office:value="4900080" calcext:value-type="float">
            <text:p>4.90E+006</text:p>
          </table:table-cell>
          <table:table-cell/>
          <table:table-cell office:value-type="string" calcext:value-type="string">
            <text:p>vars-300-9.cnf</text:p>
          </table:table-cell>
          <table:table-cell office:value-type="float" office:value="4.0711710453" calcext:value-type="float">
            <text:p>4.0711710453</text:p>
          </table:table-cell>
        </table:table-row>
        <table:table-row table:style-name="ro1" table:number-rows-repeated="104852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/00/0000</text:date>, <text:time style:data-style-name="N2" text:time-value="20:55:35.8071803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as </meta:initial-creator>
    <meta:creation-date>2015-09-23T10:39:11</meta:creation-date>
    <meta:generator>LibreOffice/4.3.7.2$Linux_X86_64 LibreOffice_project/430m0$Build-2</meta:generator>
    <dc:date>2016-04-21T20:54:37.174514035</dc:date>
    <meta:editing-duration>PT28M54S</meta:editing-duration>
    <meta:editing-cycles>3</meta:editing-cycles>
    <meta:document-statistic meta:table-count="3" meta:cell-count="691" meta:object-count="0"/>
  </office:meta>
</office:document-meta>
</file>